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New" svg:font-family="'Courier New'" style:font-family-generic="modern"/>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937cm"/>
    </style:style>
    <style:style style:name="co2" style:family="table-column">
      <style:table-column-properties fo:break-before="auto" style:column-width="17.565cm"/>
    </style:style>
    <style:style style:name="co3" style:family="table-column">
      <style:table-column-properties fo:break-before="auto" style:column-width="2.265cm"/>
    </style:style>
    <style:style style:name="co4" style:family="table-column">
      <style:table-column-properties fo:break-before="auto" style:column-width="6.532cm"/>
    </style:style>
    <style:style style:name="co5" style:family="table-column">
      <style:table-column-properties fo:break-before="auto" style:column-width="10.014cm"/>
    </style:style>
    <style:style style:name="ro1" style:family="table-row">
      <style:table-row-properties style:row-height="0.536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3.605cm" fo:break-before="auto" style:use-optimal-row-height="true"/>
    </style:style>
    <style:style style:name="ro6" style:family="table-row">
      <style:table-row-properties style:row-height="1.894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3.21cm" fo:break-before="auto" style:use-optimal-row-height="true"/>
    </style:style>
    <style:style style:name="ro9" style:family="table-row">
      <style:table-row-properties style:row-height="6.369cm" fo:break-before="auto" style:use-optimal-row-height="true"/>
    </style:style>
    <style:style style:name="ro10" style:family="table-row">
      <style:table-row-properties style:row-height="2.027cm" fo:break-before="auto" style:use-optimal-row-height="true"/>
    </style:style>
    <style:style style:name="ro11" style:family="table-row">
      <style:table-row-properties style:row-height="5.976cm" fo:break-before="auto" style:use-optimal-row-height="true"/>
    </style:style>
    <style:style style:name="ro12" style:family="table-row">
      <style:table-row-properties style:row-height="4.396cm" fo:break-before="auto" style:use-optimal-row-height="true"/>
    </style:style>
    <style:style style:name="ro13" style:family="table-row">
      <style:table-row-properties style:row-height="4.001cm" fo:break-before="auto" style:use-optimal-row-height="true"/>
    </style:style>
    <style:style style:name="ro14" style:family="table-row">
      <style:table-row-properties style:row-height="9.529cm" fo:break-before="auto" style:use-optimal-row-height="true"/>
    </style:style>
    <style:style style:name="ro15" style:family="table-row">
      <style:table-row-properties style:row-height="0.45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vertical-justify="auto"/>
      <style:paragraph-properties css3t:text-justify="auto" fo:margin-left="0cm" style:writing-mode="page"/>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fo:wrap-option="wrap"/>
    </style:style>
    <style:style style:name="gr1" style:family="graphic">
      <style:graphic-properties draw:visible-area-left="0cm" draw:visible-area-top="0cm" draw:visible-area-width="8.23cm" draw:visible-area-height="17.506cm" draw:ole-draw-aspect="1"/>
    </style:style>
    <style:style style:name="ta_extref" style:family="table">
      <style:table-properties table:display="false"/>
    </style:style>
    <style:style style:name="T1" style:family="text">
      <style:text-properties fo:color="#0000ff" style:text-outline="false" style:text-line-through-style="none" style:font-name="Courier New"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content-validations>
        <table:content-validation table:name="val1" table:condition="of:cell-content-is-in-list(&quot;enattente&quot;;&quot;analyse&quot;;&quot;question&quot;;&quot;encours&quot;;&quot;refus&quot;;&quot;termine&quot;;&quot;&quot;;&quot;&quot;)" table:allow-empty-cell="true" table:display-list="unsorted" table:base-cell-address="Sheet1.C1"/>
        <table:content-validation table:name="val2" table:condition="of:cell-content-is-in-list(&quot;encours&quot;;&quot;termine&quot;)" table:allow-empty-cell="true" table:display-list="unsorted" table:base-cell-address="Sheet1.C10"/>
      </table:content-validations>
      <table:table table:name="Sheet1"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3" table:number-columns-repeated="252" table:default-cell-style-name="ce3"/>
        <table:table-column table:style-name="co3" table:number-columns-repeated="767" table:default-cell-style-name="ce8"/>
        <table:table-row table:style-name="ro1">
          <table:table-cell table:style-name="ce1" office:value-type="string">
            <text:p>Type</text:p>
          </table:table-cell>
          <table:table-cell table:style-name="ce1" office:value-type="string">
            <text:p>Intitule</text:p>
          </table:table-cell>
          <table:table-cell table:style-name="ce1" table:content-validation-name="val1" office:value-type="string">
            <text:p>Statut</text:p>
          </table:table-cell>
          <table:table-cell table:style-name="ce1" office:value-type="string">
            <text:p>commentaire/question</text:p>
          </table:table-cell>
          <table:table-cell table:style-name="ce1" office:value-type="string">
            <text:p>reponse</text:p>
          </table:table-cell>
          <table:table-cell table:style-name="ce1" table:number-columns-repeated="1019"/>
        </table:table-row>
        <table:table-row table:style-name="ro2">
          <table:table-cell table:style-name="ce2" office:value-type="string">
            <text:p>Fond</text:p>
          </table:table-cell>
          <table:table-cell table:style-name="ce4" office:value-type="string">
            <text:p><text:s text:c="2"/>- Upgrade à Rails 2.3.10 dans un premier temps, puis il faudra upgrader à Rails 3 !</text:p>
          </table:table-cell>
          <table:table-cell table:style-name="ce2" table:content-validation-name="val1" office:value-type="string">
            <text:p>enattente</text:p>
          </table:table-cell>
          <table:table-cell/>
          <table:table-cell table:style-name="ce2" table:number-columns-repeated="1020"/>
        </table:table-row>
        <table:table-row table:style-name="ro3">
          <table:table-cell office:value-type="string">
            <text:p>Fond</text:p>
          </table:table-cell>
          <table:table-cell table:style-name="ce4" office:value-type="string">
            <text:p><text:s text:c="2"/>- Trop de code (logique) dans les controleurs, le déplacer dans les modeles, en premier lieu les requetes SQL (les abstraire avec des scopes ou des methodes de classes dans les modeles)</text:p>
          </table:table-cell>
          <table:table-cell table:style-name="ce2" table:content-validation-name="val1" office:value-type="string">
            <text:p>termine</text:p>
          </table:table-cell>
          <table:table-cell table:number-columns-repeated="1021"/>
        </table:table-row>
        <table:table-row table:style-name="ro2">
          <table:table-cell table:style-name="ce2" office:value-type="string">
            <text:p>Fond</text:p>
          </table:table-cell>
          <table:table-cell table:style-name="ce4" office:value-type="string">
            <text:p><text:s text:c="2"/>- Trop de "puts" dans les controleurs, si il y avait des tests, il n'y en aura surement pas besoin</text:p>
          </table:table-cell>
          <table:table-cell table:style-name="ce2" table:content-validation-name="val1" office:value-type="string">
            <text:p>enattente</text:p>
          </table:table-cell>
          <table:table-cell/>
          <table:table-cell table:style-name="ce2" table:number-columns-repeated="1020"/>
        </table:table-row>
        <table:table-row table:style-name="ro2">
          <table:table-cell table:style-name="ce2" office:value-type="string">
            <text:p>Fond</text:p>
          </table:table-cell>
          <table:table-cell table:style-name="ce4" office:value-type="string">
            <text:p><text:s text:c="2"/>=&gt; ECRIRE DES TESTS!!! MODELS en PREMIER, ACCEPTANCE (INTEGRATION) ENSUITE, ROUTES AUSSI (FACILE ET ÇA MANGE PAS DE PAIN)!</text:p>
          </table:table-cell>
          <table:table-cell table:style-name="ce2" table:content-validation-name="val1" office:value-type="string">
            <text:p>analyse</text:p>
          </table:table-cell>
          <table:table-cell/>
          <table:table-cell table:style-name="ce2" table:number-columns-repeated="1020"/>
        </table:table-row>
        <table:table-row table:style-name="ro2">
          <table:table-cell table:style-name="ce2" office:value-type="string">
            <text:p>Fond</text:p>
          </table:table-cell>
          <table:table-cell table:style-name="ce4" office:value-type="string">
            <text:p><text:s text:c="2"/>- Donner des noms compréhensibles aux variables</text:p>
            <text:p><text:s text:c="2"/>- :ctrl_link_already_project.to_s =&gt; "ctrl_link_already_project" tout simplement</text:p>
          </table:table-cell>
          <table:table-cell table:style-name="ce2" table:content-validation-name="val1" office:value-type="string">
            <text:p>termine</text:p>
          </table:table-cell>
          <table:table-cell office:value-type="string">
            <text:p>les symboles optimisent ils la memoire ???</text:p>
          </table:table-cell>
          <table:table-cell table:style-name="ce2" office:value-type="string">
            <text:p>pas sur</text:p>
          </table:table-cell>
          <table:table-cell table:style-name="ce2" table:number-columns-repeated="1019"/>
        </table:table-row>
        <table:table-row table:style-name="ro4">
          <table:table-cell table:style-name="ce2" office:value-type="string">
            <text:p>Fond</text:p>
          </table:table-cell>
          <table:table-cell table:style-name="ce5" office:value-type="string">
            <text:p><text:span text:style-name="T1"><text:a xlink:href="http://www.themomorohoax.com/2008/12/08/and-vs-amperand-in-ruby">  - Préférer "&amp;&amp;" à "and" ("&amp;&amp;" évite des bugs subtil, ayant plus de priorité que "and", cf http://www.themomorohoax.com/2008/12/08/and-vs-amperand-in-ruby)</text:a></text:span></text:p>
          </table:table-cell>
          <table:table-cell table:style-name="ce2" table:content-validation-name="val1" office:value-type="string">
            <text:p>termine</text:p>
          </table:table-cell>
          <table:table-cell/>
          <table:table-cell table:style-name="ce2" table:number-columns-repeated="1020"/>
        </table:table-row>
        <table:table-row table:style-name="ro4">
          <table:table-cell table:style-name="ce2" office:value-type="string">
            <text:p>Fond</text:p>
          </table:table-cell>
          <table:table-cell table:style-name="ce4" office:value-type="string">
            <text:p><text:s text:c="2"/>- Trop de répétition dans les models, dans Link.createNew par exemple</text:p>
          </table:table-cell>
          <table:table-cell table:style-name="ce2" table:content-validation-name="val1" office:value-type="string">
            <text:p>encours</text:p>
          </table:table-cell>
          <table:table-cell/>
          <table:table-cell table:style-name="ce2" table:number-columns-repeated="1020"/>
        </table:table-row>
        <table:table-row table:style-name="ro5">
          <table:table-cell table:style-name="ce2" office:value-type="string">
            <text:p>Fond</text:p>
          </table:table-cell>
          <table:table-cell table:style-name="ce4" office:value-type="string">
            <text:p><text:s text:c="2"/>- Ne crée pas de variables quand c'est inutile, exemple :</text:p>
            <text:p>def self.getObjectsWithType</text:p>
            <text:p><text:s/>ret=["document","part","project","customer","forum","relation_document","relation_part","relation_project"]</text:p>
            <text:p>peut être écrit :</text:p>
            <text:p>def self.getObjectsWithType</text:p>
            <text:p><text:s/>["document", "part", "project", "customer", "forum", "relation_document", "relation_part", "relation_project"]</text:p>
          </table:table-cell>
          <table:table-cell table:style-name="ce2" table:content-validation-name="val1" office:value-type="string">
            <text:p>encours</text:p>
          </table:table-cell>
          <table:table-cell/>
          <table:table-cell table:style-name="ce2" table:number-columns-repeated="1020"/>
        </table:table-row>
        <table:table-row table:style-name="ro2">
          <table:table-cell table:style-name="ce2" office:value-type="string">
            <text:p>Fond</text:p>
          </table:table-cell>
          <table:table-cell table:style-name="ce4" office:value-type="string">
            <text:p><text:s text:c="2"/>- Dans User, il faut utiliser un before_destroy si tu veux pas supprimer le dernier user! Pas un after_destroy</text:p>
          </table:table-cell>
          <table:table-cell table:style-name="ce2" table:content-validation-name="val2" office:value-type="string">
            <text:p>termine</text:p>
          </table:table-cell>
          <table:table-cell table:style-name="ce2" table:number-columns-repeated="1021"/>
        </table:table-row>
        <table:table-row table:style-name="ro6">
          <table:table-cell table:style-name="ce2" office:value-type="string">
            <text:p>Fond</text:p>
          </table:table-cell>
          <table:table-cell table:style-name="ce4" office:value-type="string">
            <text:p><text:s text:c="2"/>- Dans ApplicationController :</text:p>
            <text:p><text:s/>I18n.locale = params[:locale] || 'en ou fr'</text:p>
            <text:p>c'est pas légal ça ?! :P</text:p>
          </table:table-cell>
          <table:table-cell table:style-name="ce2" table:content-validation-name="val2" office:value-type="string">
            <text:p>termine</text:p>
          </table:table-cell>
          <table:table-cell table:style-name="ce2"/>
          <table:table-cell table:style-name="ce6" office:value-type="string">
            <text:p>mais au lieu de mettre : if(params[:locale]!=nil)</text:p>
            <text:p>tu mets juste : if params[:locale]</text:p>
            <text:p>ensuite dans application_controller.rb tu peux simplement mettre</text:p>
            <text:p>if params[:locale]</text:p>
            <text:p>I18n.locale = params[:locale]</text:p>
          </table:table-cell>
          <table:table-cell table:style-name="ce2" table:number-columns-repeated="1019"/>
        </table:table-row>
        <table:table-row table:style-name="ro7">
          <table:table-cell table:style-name="ce2" office:value-type="string">
            <text:p>Fond</text:p>
          </table:table-cell>
          <table:table-cell table:style-name="ce4" office:value-type="string">
            <text:p><text:s text:c="2"/>- Tous les find_user, find_userid, find_username, find_userrole, find_usermail etc. dans ApplicationController, il faut les mettre ailleurs, j'ai pas encore assez bien saisi ton code pour pouvoir te dire ou, mais il va pas falloir les laisser là !</text:p>
          </table:table-cell>
          <table:table-cell table:style-name="ce2" table:content-validation-name="val1" office:value-type="string">
            <text:p>termine</text:p>
          </table:table-cell>
          <table:table-cell/>
          <table:table-cell table:style-name="ce6"/>
          <table:table-cell table:style-name="ce2" table:number-columns-repeated="1019"/>
        </table:table-row>
        <table:table-row table:style-name="ro8">
          <table:table-cell table:style-name="ce2" office:value-type="string">
            <text:p>Fond</text:p>
          </table:table-cell>
          <table:table-cell table:style-name="ce4" office:value-type="string">
            <text:p><text:s text:c="2"/>- C'est pas pour faire joli ça : </text:p>
            <text:p># Scrub sensitive parameters from your log</text:p>
            <text:p><text:s/># filter_parameter_logging :password</text:p>
            <text:p><text:s/>il faut que tu mettes "filter_parameter_logging :password" en haut de ton ApplicationController au minimum et ajoutes tous les autres parametres qui ne doivent pas apparaitre dans les logs : "filter_parameter_logging :password, :credit_card" (tous les params qui contiennent 'password' ou 'credit_card' seront filtrés)</text:p>
          </table:table-cell>
          <table:table-cell table:style-name="ce2" table:content-validation-name="val1" office:value-type="string">
            <text:p>termine</text:p>
          </table:table-cell>
          <table:table-cell/>
          <table:table-cell table:style-name="ce2" table:number-columns-repeated="1020"/>
        </table:table-row>
        <table:table-row table:style-name="ro9">
          <table:table-cell table:style-name="ce2" office:value-type="string">
            <text:p>Fond</text:p>
          </table:table-cell>
          <table:table-cell table:style-name="ce4" office:value-type="string">
            <text:p><text:s text:c="2"/>- query SQL : <text:s/>def self.find_validers</text:p>
            <text:p><text:s text:c="6"/>ret=find(:all,</text:p>
            <text:p><text:s text:c="8"/>:select =&gt; "us.login,us.email", </text:p>
            <text:p><text:s text:c="8"/>:order =&gt; "us.login", </text:p>
            <text:p><text:s text:c="8"/>:conditions =&gt; ["ro.title like ?",'valid%' ],</text:p>
            <text:p><text:s text:c="8"/>:joins =&gt; "as us inner join roles as ro on us.role_id=ro.id")</text:p>
            <text:p><text:s text:c="8"/>puts "User.find_validers:"+ret.inspect</text:p>
            <text:p><text:s text:c="8"/>return ret</text:p>
            <text:p><text:s text:c="4"/>end</text:p>
            <text:p><text:s text:c="2"/>peut s'écrire :</text:p>
            <text:p><text:s text:c="4"/>def self.find_validers</text:p>
            <text:p><text:s text:c="6"/>all(:select =&gt; [:login, :email],</text:p>
            <text:p><text:s text:c="10"/>:order =&gt; :login,</text:p>
            <text:p><text:s text:c="10"/>:conditions =&gt; "roles.title like valid%",</text:p>
            <text:p><text:s text:c="10"/>:joins =&gt; "inner join roles on users.role_id = roles.id")</text:p>
            <text:p><text:s text:c="4"/>end</text:p>
          </table:table-cell>
          <table:table-cell table:style-name="ce2" table:content-validation-name="val1" office:value-type="string">
            <text:p>encours</text:p>
          </table:table-cell>
          <table:table-cell/>
          <table:table-cell table:style-name="ce2" table:number-columns-repeated="1020"/>
        </table:table-row>
        <table:table-row table:style-name="ro10">
          <table:table-cell table:style-name="ce2" office:value-type="string">
            <text:p>Fond</text:p>
          </table:table-cell>
          <table:table-cell table:style-name="ce4" office:value-type="string">
            <text:p><text:s text:c="2"/>=&gt; find(:all) = all()</text:p>
            <text:p>=&gt; pourquoi faire un alias des tables quand la query est si petite et pas écrite entièrement en SQL, je trouve que ça alourdit le tout ? tu peux aussi virer "user." quand la colonne n'est pas ambigue (ça à la limite ça peut etre pas mal de toujours préfixer...)</text:p>
          </table:table-cell>
          <table:table-cell table:style-name="ce2" table:content-validation-name="val1" office:value-type="string">
            <text:p>encours</text:p>
          </table:table-cell>
          <table:table-cell/>
          <table:table-cell table:style-name="ce2" table:number-columns-repeated="1020"/>
        </table:table-row>
        <table:table-row table:style-name="ro2">
          <table:table-cell table:style-name="ce2" office:value-type="string">
            <text:p>Fond</text:p>
          </table:table-cell>
          <table:table-cell table:style-name="ce4" office:value-type="string">
            <text:p><text:s text:c="2"/>=&gt; préfère les symboles au strings : :select =&gt; "us.login,us.email" == :select =&gt; [:login, :email]</text:p>
          </table:table-cell>
          <table:table-cell table:style-name="ce2" table:content-validation-name="val1" office:value-type="string">
            <text:p>encours</text:p>
          </table:table-cell>
          <table:table-cell/>
          <table:table-cell table:style-name="ce2" table:number-columns-repeated="1020"/>
        </table:table-row>
        <table:table-row table:style-name="ro2">
          <table:table-cell table:style-name="ce2" office:value-type="string">
            <text:p>Fond</text:p>
          </table:table-cell>
          <table:table-cell table:style-name="ce4" office:value-type="string">
            <text:p><text:s text:c="2"/>=&gt; pas besoin de ["blabla ?", "truc"] quand truc n'est pas entré par un user, mets directement "blabla truc"</text:p>
          </table:table-cell>
          <table:table-cell table:style-name="ce2" table:content-validation-name="val1" office:value-type="string">
            <text:p>encours</text:p>
          </table:table-cell>
          <table:table-cell/>
          <table:table-cell table:style-name="ce2" table:number-columns-repeated="1020"/>
        </table:table-row>
        <table:table-row table:style-name="ro10">
          <table:table-cell office:value-type="string">
            <text:p>Fond</text:p>
          </table:table-cell>
          <table:table-cell table:style-name="ce4" office:value-type="string">
            <text:p><text:s text:c="2"/>=&gt; pas besoin de return car le find est la dernière commande interprétée donc sont resultat est retourné implicitement, utilises return quand tu veux quitter une méthode brutalement (du style au début d'une méthode tu peux avoir "return if object.nil?" si tout ce que tu fois faire se passe sur object et qu'il est nil, tu bypass direct la méthode par exemple)</text:p>
          </table:table-cell>
          <table:table-cell table:style-name="ce2" table:content-validation-name="val2" office:value-type="string">
            <text:p>termine</text:p>
          </table:table-cell>
          <table:table-cell table:number-columns-repeated="1021"/>
        </table:table-row>
        <table:table-row table:style-name="ro2">
          <table:table-cell table:style-name="ce2" office:value-type="string">
            <text:p>Fond</text:p>
          </table:table-cell>
          <table:table-cell table:style-name="ce4" office:value-type="string">
            <text:p><text:s text:c="2"/>- Met une route par défaut, car quand je lance l'appli pour la première fois j'ai l'index.html par défaut de Rails (vire le d'ailleurs celui là!)</text:p>
          </table:table-cell>
          <table:table-cell table:style-name="ce2" table:content-validation-name="val2" office:value-type="string">
            <text:p>termine</text:p>
          </table:table-cell>
          <table:table-cell table:style-name="ce2" office:value-type="string">
            <text:p>comment</text:p>
          </table:table-cell>
          <table:table-cell table:style-name="ce7" office:value-type="string">
            <text:p>map.root :controller =&gt; "pages", :action =&gt; "main" http://guides.rubyonrails.org/v2.3.8/routing.html <text:s text:c="6"/></text:p>
          </table:table-cell>
          <table:table-cell table:style-name="ce2" table:number-columns-repeated="1019"/>
        </table:table-row>
        <table:table-row table:style-name="ro2">
          <table:table-cell table:style-name="ce2" office:value-type="string">
            <text:p>Fond</text:p>
          </table:table-cell>
          <table:table-cell table:style-name="ce4" office:value-type="string">
            <text:p><text:s text:c="4"/>J'ai vu que dans certains modeles la logique est differente, dans ceux là à la limite pour le moment tu peux redéfinir le set_sequence.</text:p>
          </table:table-cell>
          <table:table-cell table:style-name="ce2" table:content-validation-name="val1"/>
          <table:table-cell/>
          <table:table-cell table:style-name="ce2" table:number-columns-repeated="1020"/>
        </table:table-row>
        <table:table-row table:style-name="ro2">
          <table:table-cell table:style-name="ce2" office:value-type="string">
            <text:p>Fond</text:p>
          </table:table-cell>
          <table:table-cell table:style-name="ce4" office:value-type="string">
            <text:p><text:s text:c="2"/>- Utilises des scope à la place des méthode "find_by", "find_all" etc., voir feuille 2</text:p>
          </table:table-cell>
          <table:table-cell table:style-name="ce2" table:content-validation-name="val1" office:value-type="string">
            <text:p>analyse</text:p>
          </table:table-cell>
          <table:table-cell/>
          <table:table-cell table:style-name="ce2" table:number-columns-repeated="1020"/>
        </table:table-row>
        <table:table-row table:style-name="ro3">
          <table:table-cell office:value-type="string">
            <text:p>Fond</text:p>
          </table:table-cell>
          <table:table-cell table:style-name="ce4" office:value-type="string">
            <text:p><text:s text:c="2"/>- Dans tes views, utilises des partials pour éviter la duplication de code. Typiquement tu prend /checks/new et /checks/edit, tu as exactement le même form avec juste le titre et les boutons qui changent !</text:p>
          </table:table-cell>
          <table:table-cell table:style-name="ce2" table:content-validation-name="val1" office:value-type="string">
            <text:p>termine</text:p>
          </table:table-cell>
          <table:table-cell table:number-columns-repeated="1021"/>
        </table:table-row>
        <table:table-row table:style-name="ro11">
          <table:table-cell office:value-type="string">
            <text:p>Fond</text:p>
          </table:table-cell>
          <table:table-cell table:style-name="ce4" office:value-type="string">
            <text:p><text:s text:c="2"/>Fais un partial _form.html.erb dans lequel tu met les champs du form et tu appelles ensuite à peu près ça dans les 2 pages (avec le titre et texte des boutons qui change, mais même ça tu pourrais le passer en variables au partial si tu voulais) :</text:p>
            <text:p><text:s text:c="2"/>&lt;h1&gt;&lt;%=t("check_edit")%&gt;&lt;/h1&gt;</text:p>
            <text:p><text:s text:c="2"/>&lt;% form_for(@check) do |f| %&gt;</text:p>
            <text:p><text:s text:c="4"/>&lt;%= render :partial =&gt; 'form', :f =&gt; f %&gt;</text:p>
            <text:p><text:s text:c="4"/>&lt;table class='menu_bas'&gt;</text:p>
            <text:p><text:s text:c="6"/>&lt;tr&gt;</text:p>
            <text:p><text:s text:c="8"/>&lt;td&gt;&lt;%= f.submit t("update") %&gt;&lt;/td&gt;</text:p>
            <text:p><text:s text:c="8"/>&lt;td&gt;&lt;%= link_to t("explorer"), @check %&gt;&lt;/td&gt;</text:p>
            <text:p><text:s text:c="8"/>&lt;td&gt;&lt;%= link_to t("list"), checks_path %&gt;&lt;/td&gt;</text:p>
            <text:p><text:s text:c="6"/>&lt;/tr&gt;</text:p>
            <text:p><text:s text:c="4"/>&lt;/table&gt;</text:p>
            <text:p><text:s text:c="2"/>&lt;% end %&gt;</text:p>
          </table:table-cell>
          <table:table-cell table:style-name="ce2" table:content-validation-name="val1" office:value-type="string">
            <text:p>termine</text:p>
          </table:table-cell>
          <table:table-cell table:number-columns-repeated="1021"/>
        </table:table-row>
        <table:table-row table:style-name="ro7">
          <table:table-cell table:style-name="ce2" office:value-type="string">
            <text:p>Forme</text:p>
          </table:table-cell>
          <table:table-cell table:style-name="ce4" office:value-type="string">
            <text:p>Forme (moins important mais pas mal de trucs font parti des "guidelines de Ruby/Rails" et quand je vois ton code, je sais que tu viens du Java ^^ donc Ruby c'est aussi une mentalité au niveau de la clarté du code, des conventions de codage (comme en Java ça, mais elles sont différentes en Ruby)):</text:p>
          </table:table-cell>
          <table:table-cell table:style-name="ce2" table:content-validation-name="val1" office:value-type="string">
            <text:p>termine</text:p>
          </table:table-cell>
          <table:table-cell/>
          <table:table-cell table:style-name="ce2" table:number-columns-repeated="1020"/>
        </table:table-row>
        <table:table-row table:style-name="ro12">
          <table:table-cell table:style-name="ce2" office:value-type="string">
            <text:p>Forme</text:p>
          </table:table-cell>
          <table:table-cell table:style-name="ce4" office:value-type="string">
            <text:p><text:s text:c="2"/>- Les modules doivent etre placés dans /lib (PlmInitControllerModule par exemple) et tu les include dans les controleurs si tu en as besoin par exemple</text:p>
          </table:table-cell>
          <table:table-cell table:style-name="ce2" table:content-validation-name="val1" office:value-type="string">
            <text:p>termine</text:p>
          </table:table-cell>
          <table:table-cell office:value-type="string">
            <text:p>ok mais les fichiers de lib ne sont pas recharges par le serveur !!!, je dois le relancer a chaque modif !! ???</text:p>
          </table:table-cell>
          <table:table-cell table:style-name="ce2" office:value-type="string">
            <text:p>config.load_paths += %W( #{RAILS_ROOT}/lib/classes )</text:p>
            <text:p>Require_dependency RAILS_ROOT + "/lib/my_module"</text:p>
            <text:p>De plus, si tu veux pas t'emmerder à requirer les lib dans les fichiers, tu peux le faire une fois pour toute dans un fichier dans "config/initializers/nom_que_tu_veux.rb", tous les fichiers dans "config/initializers" sont loadés au lancement du serveur donc dans ton initializer tu met tous tes "require 'models/plm_object'", "require 'models/sylrplm_common'" etc..</text:p>
            <text:p/>
            <text:p/>
          </table:table-cell>
          <table:table-cell table:style-name="ce2" table:number-columns-repeated="1019"/>
        </table:table-row>
        <table:table-row table:style-name="ro4">
          <table:table-cell table:style-name="ce2" office:value-type="string">
            <text:p>Forme</text:p>
          </table:table-cell>
          <table:table-cell table:style-name="ce4" office:value-type="string">
            <text:p><text:s text:c="2"/>- Bouge SylFormatter dans un module, typiquement.</text:p>
          </table:table-cell>
          <table:table-cell table:style-name="ce2" table:content-validation-name="val1" office:value-type="string">
            <text:p>termine</text:p>
          </table:table-cell>
          <table:table-cell/>
          <table:table-cell table:style-name="ce2" table:number-columns-repeated="1020"/>
        </table:table-row>
        <table:table-row table:style-name="ro4">
          <table:table-cell table:style-name="ce2" office:value-type="string">
            <text:p>Forme</text:p>
          </table:table-cell>
          <table:table-cell table:style-name="ce4" office:value-type="string">
            <text:p><text:s text:c="2"/>- Supprimer les fichiers vides (les helpers par exemple)</text:p>
          </table:table-cell>
          <table:table-cell table:style-name="ce2" table:content-validation-name="val2" office:value-type="string">
            <text:p>termine</text:p>
          </table:table-cell>
          <table:table-cell table:style-name="ce2" table:number-columns-repeated="1021"/>
        </table:table-row>
        <table:table-row table:style-name="ro2">
          <table:table-cell office:value-type="string">
            <text:p>Forme</text:p>
          </table:table-cell>
          <table:table-cell table:style-name="ce4" office:value-type="string">
            <text:p><text:s text:c="2"/>- Virer les lignes commentées, nettoyer les espaces superflues (affiches les et tu comprendras pourquoi je dis ça!!) et les lignes vides</text:p>
          </table:table-cell>
          <table:table-cell table:style-name="ce2" table:content-validation-name="val1" office:value-type="string">
            <text:p>encours</text:p>
          </table:table-cell>
          <table:table-cell office:value-type="string">
            <text:p>Reglage formattage auto </text:p>
          </table:table-cell>
          <table:table-cell table:number-columns-repeated="1020"/>
        </table:table-row>
        <table:table-row table:style-name="ro12">
          <table:table-cell office:value-type="string">
            <text:p>Forme</text:p>
          </table:table-cell>
          <table:table-cell table:style-name="ce4" office:value-type="string">
            <text:p><text:s/>- Utilises toujours 2 espaces au lieu de tabulations, pas comme là par exemple :</text:p>
            <text:p><text:s text:c="2"/>8 espaces là :</text:p>
            <text:p><text:s text:c="4"/>def self.find_all</text:p>
            <text:p><text:s text:c="12"/>find(:all, :order=&gt;"object,name")</text:p>
            <text:p><text:s text:c="4"/>end </text:p>
            <text:p><text:s text:c="2"/>4 espaces là :</text:p>
            <text:p><text:s text:c="4"/>def self.find_for(object)</text:p>
            <text:p><text:s text:c="8"/>find(:all, :order=&gt;"object,name", :conditions =&gt; ["object = '#{object}' "])</text:p>
            <text:p><text:s text:c="4"/>end</text:p>
            <text:p/>
          </table:table-cell>
          <table:table-cell table:style-name="ce2" table:content-validation-name="val1" office:value-type="string">
            <text:p>encours</text:p>
          </table:table-cell>
          <table:table-cell office:value-type="string">
            <text:p>Reglage formattage auto : 2 espaces au lieu de tab</text:p>
          </table:table-cell>
          <table:table-cell table:number-columns-repeated="1020"/>
        </table:table-row>
        <table:table-row table:style-name="ro2">
          <table:table-cell office:value-type="string">
            <text:p>Forme</text:p>
          </table:table-cell>
          <table:table-cell table:style-name="ce4" office:value-type="string">
            <text:p><text:s text:c="2"/>- Essaye de toujours (je sais que tu le fais, mais pas partout) de mettre les "if/unless" avec une condition et une action sur une ligne.</text:p>
          </table:table-cell>
          <table:table-cell table:style-name="ce2" table:content-validation-name="val1" office:value-type="string">
            <text:p>encours</text:p>
          </table:table-cell>
          <table:table-cell table:number-columns-repeated="1021"/>
        </table:table-row>
        <table:table-row table:style-name="ro4">
          <table:table-cell table:style-name="ce2" office:value-type="string">
            <text:p>Forme</text:p>
          </table:table-cell>
          <table:table-cell table:style-name="ce4" office:value-type="string">
            <text:p><text:s text:c="2"/>- Mettre un espace de part et d'autre des "=" quand tu assignes des variables</text:p>
          </table:table-cell>
          <table:table-cell table:style-name="ce2" table:content-validation-name="val1" office:value-type="string">
            <text:p>refus</text:p>
          </table:table-cell>
          <table:table-cell office:value-type="string">
            <text:p>formattage auto : reglage impossible</text:p>
          </table:table-cell>
          <table:table-cell table:style-name="ce2" table:number-columns-repeated="1020"/>
        </table:table-row>
        <table:table-row table:style-name="ro2">
          <table:table-cell table:style-name="ce2" office:value-type="string">
            <text:p>Forme</text:p>
          </table:table-cell>
          <table:table-cell table:style-name="ce4" office:value-type="string">
            <text:p><text:s text:c="2"/>- Moi j'aime bien mettre des espaces dans les hash, comme ça : { :key1 =&gt; "value1", :key2 =&gt; "value2" }</text:p>
          </table:table-cell>
          <table:table-cell table:style-name="ce2" table:content-validation-name="val1" office:value-type="string">
            <text:p>refus</text:p>
          </table:table-cell>
          <table:table-cell office:value-type="string">
            <text:p>formattage auto : reglage impossible</text:p>
          </table:table-cell>
          <table:table-cell table:style-name="ce2" table:number-columns-repeated="1020"/>
        </table:table-row>
        <table:table-row table:style-name="ro2">
          <table:table-cell office:value-type="string">
            <text:p>Forme</text:p>
          </table:table-cell>
          <table:table-cell table:style-name="ce4" office:value-type="string">
            <text:p><text:s text:c="2"/>- Les méthodes s'écrivent get_objects_with_type et pas getObjectsWithType, il n'y a pas d'exception !</text:p>
          </table:table-cell>
          <table:table-cell table:style-name="ce2" table:content-validation-name="val1" office:value-type="string">
            <text:p>termine</text:p>
          </table:table-cell>
          <table:table-cell table:number-columns-repeated="1021"/>
        </table:table-row>
        <table:table-row table:style-name="ro2">
          <table:table-cell table:style-name="ce2" office:value-type="string">
            <text:p>Forme</text:p>
          </table:table-cell>
          <table:table-cell table:style-name="ce4" office:value-type="string">
            <text:p><text:s text:c="2"/>- Mais pas dans les array : [:foo, :bar] mais met un espace entre les éléments de l'array par contre !</text:p>
          </table:table-cell>
          <table:table-cell table:style-name="ce2" table:content-validation-name="val1"/>
          <table:table-cell/>
          <table:table-cell table:style-name="ce2" table:number-columns-repeated="1020"/>
        </table:table-row>
        <table:table-row table:style-name="ro4">
          <table:table-cell table:style-name="ce2" office:value-type="string">
            <text:p>Forme</text:p>
          </table:table-cell>
          <table:table-cell table:style-name="ce4" office:value-type="string">
            <text:p><text:s text:c="2"/>- Le CSS, met la taille de police à plus que 11px !! Genre 14px</text:p>
          </table:table-cell>
          <table:table-cell table:style-name="ce2" table:content-validation-name="val2" office:value-type="string">
            <text:p>termine</text:p>
          </table:table-cell>
          <table:table-cell table:style-name="ce2" table:number-columns-repeated="1021"/>
        </table:table-row>
        <table:table-row table:style-name="ro4">
          <table:table-cell table:style-name="ce2" office:value-type="string">
            <text:p>Forme</text:p>
          </table:table-cell>
          <table:table-cell table:style-name="ce4" office:value-type="string">
            <text:p><text:s text:c="2"/>- C'est normal les intitulés de traductions "mnu_questions" ?</text:p>
          </table:table-cell>
          <table:table-cell table:style-name="ce2" table:content-validation-name="val1" office:value-type="string">
            <text:p>termine</text:p>
          </table:table-cell>
          <table:table-cell office:value-type="string">
            <text:p>oui</text:p>
          </table:table-cell>
          <table:table-cell table:style-name="ce2" table:number-columns-repeated="1020"/>
        </table:table-row>
        <table:table-row table:style-name="ro7">
          <table:table-cell office:value-type="string">
            <text:p>Forme</text:p>
          </table:table-cell>
          <table:table-cell table:style-name="ce4" office:value-type="string">
            <text:p><text:s text:c="2"/>- Indente les blocs "if/do" etc. dans les views, moi j'utilises HAML comme langage de templating et il fonctionne sur l'indentation, donc si tu indentes mal ça crash ! Je peux te dire que mes views sont parfaitement indentées !! C'est une bonne habitude.</text:p>
          </table:table-cell>
          <table:table-cell table:style-name="ce2" table:content-validation-name="val1" office:value-type="string">
            <text:p>refus</text:p>
          </table:table-cell>
          <table:table-cell office:value-type="string">
            <text:p>formattage auto </text:p>
          </table:table-cell>
          <table:table-cell table:number-columns-repeated="1020"/>
        </table:table-row>
        <table:table-row table:style-name="ro2">
          <table:table-cell office:value-type="string">
            <text:p>Forme</text:p>
          </table:table-cell>
          <table:table-cell table:style-name="ce4" office:value-type="string">
            <text:p><text:s text:c="2"/>- Fais pas un layout pour chaque controleurs, surtout quand ils sont quasi-identiques !! Penses à la maintenance de ton application ! ;)</text:p>
          </table:table-cell>
          <table:table-cell table:style-name="ce2" table:content-validation-name="val1" office:value-type="string">
            <text:p>termine</text:p>
          </table:table-cell>
          <table:table-cell office:value-type="string">
            <text:p>layout « main » dans application_controller</text:p>
          </table:table-cell>
          <table:table-cell table:number-columns-repeated="1020"/>
        </table:table-row>
        <table:table-row table:style-name="ro3">
          <table:table-cell office:value-type="string">
            <text:p>Forme</text:p>
          </table:table-cell>
          <table:table-cell table:style-name="ce2" office:value-type="string">
            <text:p>les "else if" en Ruby c'est elsif</text:p>
            <text:p>en un mot</text:p>
          </table:table-cell>
          <table:table-cell table:style-name="ce2" table:content-validation-name="val1" office:value-type="string">
            <text:p>question</text:p>
          </table:table-cell>
          <table:table-cell office:value-type="string">
            <text:p>elsif genere une erreur de syntaxe sur mon editeur eclipse/aptana, else if fonctionne</text:p>
          </table:table-cell>
          <table:table-cell table:number-columns-repeated="1020"/>
        </table:table-row>
        <table:table-row table:style-name="ro4">
          <table:table-cell office:value-type="string">
            <text:p>Fond</text:p>
          </table:table-cell>
          <table:table-cell table:style-name="ce2" office:value-type="string">
            <text:p>Ajoute '.project' dans ton .gitignore ;)</text:p>
          </table:table-cell>
          <table:table-cell table:style-name="ce2" table:content-validation-name="val1" office:value-type="string">
            <text:p>termine</text:p>
          </table:table-cell>
          <table:table-cell table:number-columns-repeated="1021"/>
        </table:table-row>
        <table:table-row table:style-name="ro13">
          <table:table-cell office:value-type="string">
            <text:p>Fond</text:p>
          </table:table-cell>
          <table:table-cell table:style-name="ce2" office:value-type="string">
            <text:p>Tu peux aussi simplifier :</text:p>
            <text:p><text:s text:c="4"/>./**/*.log*</text:p>
            <text:p><text:s text:c="4"/>./**/*.*~</text:p>
            <text:p><text:s text:c="4"/>./**/*.obsolete</text:p>
            <text:p><text:s text:c="4"/>./**/*.sov</text:p>
            <text:p>en </text:p>
            <text:p><text:s text:c="4"/>*.log*</text:p>
            <text:p><text:s text:c="4"/>*.*~</text:p>
            <text:p><text:s text:c="4"/>*.obsolete</text:p>
            <text:p><text:s text:c="4"/>*.sov</text:p>
          </table:table-cell>
          <table:table-cell table:style-name="ce2" table:content-validation-name="val1" office:value-type="string">
            <text:p>termine</text:p>
          </table:table-cell>
          <table:table-cell table:number-columns-repeated="1021"/>
        </table:table-row>
        <table:table-row table:style-name="ro14">
          <table:table-cell office:value-type="string">
            <text:p>Fond</text:p>
          </table:table-cell>
          <table:table-cell/>
          <table:table-cell table:style-name="ce2" table:content-validation-name="val1" office:value-type="string">
            <text:p>termine</text:p>
          </table:table-cell>
          <table:table-cell office:value-type="string">
            <text:p>pb module sylrplm_common : find_paginate non reconnue ??</text:p>
          </table:table-cell>
          <table:table-cell table:style-name="ce2" office:value-type="string">
            <text:p>Alors en fait les modules c'est assez subtil :</text:p>
            <text:p>- quand tu fais "include MonModule" ça ajoutes les méthodes d'instance.</text:p>
            <text:p>- quand tu fais "extend MonModule" ça ajoutes les méthodes de classe.</text:p>
            <text:p>La meilleure solution est de mettre :</text:p>
            <text:p>module Models::SylrplmCommon # je te conseilles aussi de refléter l'arborescence dans laquelle est ta lib</text:p>
            <text:p><text:s text:c="2"/># cette méthode est donc appelée dès que tu va mettre "include Models::SylrplmCommon" quelque part</text:p>
            <text:p><text:s text:c="2"/>def self.included(base)</text:p>
            <text:p><text:s text:c="4"/>base.extend(ClassMethods) # ça appelle extend du sous module ClassMethods sur "base", la classe dans laquelle tu as inclue la lib</text:p>
            <text:p><text:s text:c="2"/>end</text:p>
            <text:p><text:s text:c="2"/>module ClassMethods</text:p>
            <text:p><text:s text:c="4"/>def find_paginate(params)</text:p>
            <text:p><text:s text:c="6"/>self.paginate(:page =&gt; params[:page], </text:p>
            <text:p><text:s text:c="6"/>:conditions =&gt; params[:cond],</text:p>
            <text:p><text:s text:c="6"/>:order =&gt; params[:sort],</text:p>
            <text:p><text:s text:c="8"/>:per_page =&gt; params[:nbr])</text:p>
            <text:p><text:s text:c="4"/>end</text:p>
            <text:p><text:s text:c="2"/>end</text:p>
            <text:p>End</text:p>
          </table:table-cell>
          <table:table-cell table:number-columns-repeated="1019"/>
        </table:table-row>
        <table:table-row table:style-name="ro14" table:number-rows-repeated="115">
          <table:table-cell table:number-columns-repeated="2"/>
          <table:table-cell table:style-name="ce2" table:content-validation-name="val1"/>
          <table:table-cell table:number-columns-repeated="1021"/>
        </table:table-row>
        <table:table-row table:style-name="ro14" table:number-rows-repeated="1048418">
          <table:table-cell table:number-columns-repeated="1024"/>
        </table:table-row>
        <table:table-row table:style-name="ro14">
          <table:table-cell table:number-columns-repeated="1024"/>
        </table:table-row>
      </table:table>
      <table:table table:name="Sheet2" table:style-name="ta2" table:print="false">
        <office:forms form:automatic-focus="false" form:apply-design-mode="false"/>
        <table:table-column table:style-name="co3" table:number-columns-repeated="1024" table:default-cell-style-name="Default"/>
        <table:table-row table:style-name="ro15" table:number-rows-repeated="27">
          <table:table-cell table:number-columns-repeated="1024"/>
        </table:table-row>
        <table:table-row table:style-name="ro15">
          <table:table-cell table:number-columns-repeated="2"/>
          <table:table-cell>
            <draw:frame table:end-cell-address="Sheet2.K121" table:end-x="1.517cm" table:end-y="0.312cm" draw:z-index="0" draw:name="Picture 6" draw:style-name="gr1" svg:width="17.476cm" svg:height="41.673cm" svg:x="2.092cm" svg:y="0.313cm">
              <draw:object-ole draw:class-id="00000000-0000-0000-0000-000000000000" xlink:href="./Object 1" xlink:type="simple" xlink:show="embed" xlink:actuate="onLoad"/>
              <draw:image xlink:href="./ObjectReplacements/Object 1" xlink:type="simple" xlink:show="embed" xlink:actuate="onLoad"/>
            </draw:frame>
          </table:table-cell>
          <table:table-cell table:number-columns-repeated="1021"/>
        </table:table-row>
        <table:table-row table:style-name="ro15" table:number-rows-repeated="1048547">
          <table:table-cell table:number-columns-repeated="1024"/>
        </table:table-row>
        <table:table-row table:style-name="ro15">
          <table:table-cell table:number-columns-repeated="1024"/>
        </table:table-row>
      </table:table>
      <table:table table:name="Sheet3" table:style-name="ta3" table:print="false">
        <table:table-column table:style-name="co3" table:number-columns-repeated="1024" table:default-cell-style-name="Default"/>
        <table:table-row table:style-name="ro15" table:number-rows-repeated="1048575">
          <table:table-cell table:number-columns-repeated="1024"/>
        </table:table-row>
        <table:table-row table:style-name="ro15">
          <table:table-cell table:number-columns-repeated="1024"/>
        </table:table-row>
      </table:table>
      <table:named-expressions>
        <table:named-range table:name="Excel_BuiltIn__FilterDatabase_1" table:base-cell-address="$Sheet1.$A$1" table:cell-range-address="$Sheet1.$A$1:.$E$3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New" svg:font-family="'Courier New'" style:font-family-generic="modern"/>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number:min-integer-digits="3" number:min-exponent-digits="1"/>
    </number:number-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2P0" style:volatile="true" number:language="fr" number:country="FR">
      <number:number number:decimal-places="0" number:min-integer-digits="1" number:grouping="true"/>
      <number:text>   </number:text>
    </number:number-style>
    <number:number-style style:name="N10112" number:language="fr" number:country="FR">
      <number:text>-</number:text>
      <number:number number:decimal-places="0" number:min-integer-digits="1" number:grouping="true"/>
      <number:text>   </number:text>
      <style:map style:condition="value()&gt;=0" style:apply-style-name="N10112P0"/>
    </number:number-style>
    <number:number-style style:name="N10113P0" style:volatile="true" number:language="fr" number:country="FR">
      <number:number number:decimal-places="0" number:min-integer-digits="1" number:grouping="true"/>
      <number:text>   </number:text>
    </number:number-style>
    <number:number-style style:name="N10113" number:language="fr" number:country="FR">
      <style:text-properties fo:color="#ff0000"/>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2" number:min-integer-digits="1" number:grouping="true"/>
      <number:text>   </number:text>
    </number:number-style>
    <number:number-style style:name="N10114" number:language="fr" number:country="FR">
      <number:text>-</number:text>
      <number:number number:decimal-places="2" number:min-integer-digits="1" number:grouping="true"/>
      <number:text>   </number:text>
      <style:map style:condition="value()&gt;=0" style:apply-style-name="N10114P0"/>
    </number:number-style>
    <number:number-style style:name="N10115P0" style:volatile="true" number:language="fr" number:country="FR">
      <number:number number:decimal-places="2" number:min-integer-digits="1" number:grouping="true"/>
      <number:text>   </number:text>
    </number:number-style>
    <number:number-style style:name="N10115" number:language="fr" number:country="FR">
      <style:text-properties fo:color="#ff0000"/>
      <number:text>-</number:text>
      <number:number number:decimal-places="2" number:min-integer-digits="1" number:grouping="true"/>
      <number:text>   </number:text>
      <style:map style:condition="value()&gt;=0" style:apply-style-name="N10115P0"/>
    </number:number-style>
    <number:number-style style:name="N10116P0" style:volatile="true" number:language="fr" number:country="FR">
      <number:number number:decimal-places="0" number:min-integer-digits="1" number:grouping="true"/>
      <number:text> €</number:text>
    </number:number-style>
    <number:number-style style:name="N10116" number:language="fr" number:country="FR">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FR">
      <number:number number:decimal-places="0" number:min-integer-digits="1" number:grouping="true"/>
      <number:text> €</number:text>
    </number:number-style>
    <number:number-style style:name="N10117" number:language="fr" number:country="FR">
      <style:text-properties fo:color="#ff0000"/>
      <number:text>-</number:text>
      <number:number number:decimal-places="0" number:min-integer-digits="1" number:grouping="true"/>
      <number:text> €</number:text>
      <style:map style:condition="value()&gt;=0" style:apply-style-name="N10117P0"/>
    </number:number-style>
    <number:number-style style:name="N10118P0" style:volatile="true" number:language="fr" number:country="FR">
      <number:number number:decimal-places="2" number:min-integer-digits="1" number:grouping="true"/>
      <number:text> €</number:text>
    </number:number-style>
    <number:number-style style:name="N10118" number:language="fr" number:country="FR">
      <number:text>-</number:text>
      <number:number number:decimal-places="2" number:min-integer-digits="1" number:grouping="true"/>
      <number:text> €</number:text>
      <style:map style:condition="value()&gt;=0" style:apply-style-name="N10118P0"/>
    </number:number-style>
    <number:number-style style:name="N10119P0" style:volatile="true" number:language="fr" number:country="FR">
      <number:number number:decimal-places="2" number:min-integer-digits="1" number:grouping="true"/>
      <number:text> €</number:text>
    </number:number-style>
    <number:number-style style:name="N10119" number:language="fr" number:country="FR">
      <style:text-properties fo:color="#ff0000"/>
      <number:text>-</number:text>
      <number:number number:decimal-places="2" number:min-integer-digits="1" number:grouping="true"/>
      <number:text> €</number:text>
      <style:map style:condition="value()&gt;=0" style:apply-style-name="N10119P0"/>
    </number:number-style>
    <style:style style:name="Default" style:family="table-cell">
      <style:table-cell-properties style:rotation-align="none"/>
      <style:text-properties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11">11/01/2011</text:date>, <text:time>22:14:12</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2" style:display-name="PageStyle_Sheet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3" style:display-name="PageStyle_Sheet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1-11T22:14:12</dc:date>
    <meta:editing-cycles>33</meta:editing-cycles>
    <meta:editing-duration>PT10H23M40S</meta:editing-duration>
    <meta:document-statistic meta:table-count="3" meta:cell-count="142" meta:object-count="1"/>
    <meta:generator>OpenOffice.org/3.2$Linux OpenOffice.org_project/320m15$Build-9492</meta:generator>
  </office:meta>
</office:document-meta>
</file>